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000000" style:font-name="Arial" fo:font-size="8.25pt" fo:letter-spacing="normal" fo:font-style="normal" fo:font-weight="normal" officeooo:rsid="0013ef5f" officeooo:paragraph-rsid="0013ef5f"/>
    </style:style>
    <style:style style:name="P2" style:family="paragraph" style:parent-style-name="Text_20_body">
      <style:paragraph-properties fo:margin-left="0cm" fo:margin-right="0cm" fo:margin-top="0cm" fo:margin-bottom="0.37cm" style: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3" style:family="paragraph" style:parent-style-name="Text_20_body">
      <style:paragraph-properties fo:margin-left="0cm" fo:margin-right="0cm" fo:margin-top="0cm" fo:margin-bottom="0.37cm" style: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officeooo:paragraph-rsid="0013ef5f"/>
    </style:style>
    <style:style style:name="P4" style:family="paragraph" style:parent-style-name="Text_20_body">
      <style:paragraph-properties fo:margin-left="0cm" fo:margin-right="0cm" fo:margin-top="0cm" fo:margin-bottom="0.37cm" style: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officeooo:rsid="0013ef5f" officeooo:paragraph-rsid="0013ef5f"/>
    </style:style>
    <style:style style:name="P5" style:family="paragraph" style:parent-style-name="Title">
      <style:text-properties officeooo:rsid="0013ef5f" officeooo:paragraph-rsid="0013ef5f"/>
    </style:style>
    <style:style style:name="P6" style:family="paragraph" style:parent-style-name="Heading_20_1">
      <style:text-properties officeooo:rsid="0013ef5f" officeooo:paragraph-rsid="0013ef5f"/>
    </style:style>
    <style:style style:name="P7" style:family="paragraph" style:parent-style-name="Heading_20_2">
      <style:text-properties officeooo:rsid="0013ef5f" officeooo:paragraph-rsid="0013ef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 Document</text:p>
      <text:p text:style-name="P1">Lorem ipsum dolor sit amet, consectetur adipiscing elit. Fusce ex neque, pulvinar at bibendum nec, venenatis ac ipsum. Mauris rutrum, quam sed aliquet venenatis, tellus nisl commodo dolor, et blandit arcu arcu non nisl. Aliquam dignissim sed arcu a sagittis. Etiam congue viverra magna, ut lobortis justo auctor sed. Vivamus libero mi, blandit in ante sed, rutrum pretium turpis. Fusce nec tincidunt leo. Vestibulum auctor sit amet justo eu venenatis. In sit amet convallis mi. Pellentesque sagittis feugiat porta. Nam tempus nisl in lorem feugiat, sit amet porta diam lobortis. In gravida in purus vel volutpat. Mauris vitae ex elit. Cum sociis natoque penatibus et magnis dis parturient montes, nascetur ridiculus mus.</text:p>
      <text:h text:style-name="P6" text:outline-level="1">Lorem ipsum</text:h>
      <text:p text:style-name="P2">Duis quis nisi aliquam, viverra nisi eget, pharetra sem. Class aptent taciti sociosqu ad litora torquent per conubia nostra, per inceptos himenaeos. Phasellus facilisis, velit ac fermentum placerat, est dolor sollicitudin nunc, vitae tincidunt justo risus non leo. Suspendisse ut velit quis massa consequat aliquam semper non ipsum. Suspendisse efficitur eget lacus a dictum. Etiam tempor tincidunt libero, quis sodales odio semper sed. Nulla facilisi. Aliquam dictum semper purus, eget luctus ipsum imperdiet a. Quisque hendrerit turpis vitae tortor fermentum cursus. Morbi blandit lacus mi, semper facilisis nulla volutpat eu. Morbi egestas pellentesque lorem ac aliquet. Etiam ex elit, sodales sed mattis nec, blandit viverra dolor. Cras pellentesque consequat urna, at mattis purus volutpat eu.</text:p>
      <text:p text:style-name="P2">Phasellus sollicitudin, diam in iaculis efficitur, nibh lacus convallis magna, in laoreet sapien metus eget turpis. Proin eget lacus imperdiet, eleifend erat ut, venenatis dui. Aenean sem sapien, venenatis quis porttitor et, commodo sit amet justo. Nam sit amet tortor et ligula accumsan dictum ut at purus. Lorem ipsum dolor sit amet, consectetur adipiscing elit. Praesent eu leo odio. Quisque luctus, dui at tincidunt consequat, tellus nisi placerat ipsum, eu auctor sem felis at mi. Cras metus turpis, ultrices sed dapibus sed, tristique in lacus. Fusce hendrerit eros nisl, sed tempor tortor lacinia finibus. Integer pellentesque augue quis sagittis suscipit. Curabitur et nisi luctus, feugiat justo nec, lacinia diam. Aenean consectetur ex sit amet magna accumsan, in lacinia ante interdum. Curabitur a feugiat orci, at condimentum libero.</text:p>
      <text:h text:style-name="P7" text:outline-level="2">Fusce eleifend</text:h>
      <text:p text:style-name="P2">Fusce eleifend mollis quam, vel porta mi tempus id. Duis felis sem, ornare eget enim id, imperdiet dictum nibh. Integer a velit vitae augue vehicula aliquet. Vestibulum sit amet sollicitudin ex, sed semper sapien. Praesent pellentesque felis nec euismod pulvinar. Phasellus pellentesque commodo lobortis. Integer posuere maximus pulvinar. In finibus ex non velit faucibus, sed maximus augue interdum. Mauris tellus nulla, interdum sed viverra ac, molestie eu dolor. Donec pretium mi eu ex ultricies, et consequat est vehicula. Donec eu consectetur neque. Donec porta orci luctus felis egestas, a malesuada nulla faucibus. In hac habitasse platea dictumst.</text:p>
      <text:p text:style-name="P2">Sed mattis arcu vitae euismod pharetra. Nam varius aliquet consequat. Ut vel laoreet nunc, quis tristique ipsum. Fusce dictum, enim at maximus lacinia, leo orci sagittis nibh, non faucibus diam augue ut odio. Donec hendrerit sed augue ut interdum. Mauris et eros hendrerit, vulputate nisl in, porttitor metus. Donec lectus ex, tempus id sollicitudin id, vulputate vitae neque. Nulla malesuada erat orci.</text:p>
      <text:p text:style-name="P2">Interdum et malesuada fames ac ante ipsum primis in faucibus. Maecenas in diam purus. Integer tristique justo at lectus pretium ultrices. In porttitor dui in quam malesuada euismod. Donec vel lobortis elit. Aenean ultrices urna sed efficitur ultricies. Cras convallis dui pretium orci laoreet iaculis. Maecenas et risus nisl. Morbi sed cursus nisi. Fusce mauris magna, eleifend eget feugiat vitae, tincidunt sodales lorem.</text:p>
      <text:p text:style-name="P2">Phasellus metus ipsum, convallis vitae aliquam nec, fermentum gravida turpis. Curabitur dignissim diam vitae eros aliquet, sed dignissim lectus fermentum. Nullam viverra nisi lorem, ac placerat nulla hendrerit id. Nullam a ligula ultrices, mollis enim nec, finibus est. In auctor purus in pellentesque semper. Phasellus eu ultrices orci, mollis pharetra massa. Vivamus faucibus volutpat leo eget porttitor. Suspendisse non accumsan dui.</text:p>
      <text:h text:style-name="P6" text:outline-level="1">Nam at elit</text:h>
      <text:p text:style-name="P2">Nam at elit euismod, rhoncus enim non, euismod metus. Morbi aliquet elit elit, id finibus nibh iaculis vel. Nam sit amet ligula mi. Vivamus nisi sem, vulputate eget erat sed, placerat facilisis ante. Curabitur metus nisl, ultricies eu felis a, pulvinar faucibus elit. Cras nec venenatis nunc. Sed at est tincidunt magna pretium lobortis. Cras eu felis enim. Vivamus feugiat magna sed nulla volutpat venenatis. Vestibulum maximus ante eget quam cursus, eget ultrices orci facilisis. Quisque augue augue, finibus eget ultrices in, vulputate eu mi. Mauris tempus mattis risus ut feugiat. Etiam dignissim lectus eu sapien ultricies venenatis. Ut ac convallis velit. Vestibulum diam risus, iaculis non nibh non, volutpat porta arcu. Praesent sed ornare lacus, nec tempor mauris.</text:p>
      <text:p text:style-name="P2">Fusce ac aliquet lorem. In dignissim, nulla vel accumsan bibendum, leo tortor pharetra nisi, sed auctor dolor metus quis ligula. <text:soft-page-break/>Etiam sodales, augue at pulvinar tincidunt, lectus ante molestie augue, at venenatis ligula lorem quis augue. Nulla in lacus sollicitudin, ultrices massa condimentum, commodo est. Quisque tristique vestibulum orci, eu viverra enim efficitur id. Vestibulum ut urna purus. Donec porta libero at volutpat malesuada.</text:p>
      <text:p text:style-name="P2">Nunc commodo elit a ante consequat, id pretium dui ullamcorper. Vivamus sed orci rhoncus, suscipit turpis sed, vestibulum urna. Sed venenatis, tortor a auctor placerat, erat nulla porta quam, eu congue ante lacus sit amet erat. Nam blandit leo dictum lectus fringilla, ut semper elit mattis. In hac habitasse platea dictumst. Donec sit amet orci ut neque imperdiet viverra bibendum vitae nibh. Quisque pharetra pulvinar ullamcorper.</text:p>
      <text:p text:style-name="P3">Sed mattis arcu vitae euismod pharetra. Nam varius aliquet consequat. Ut vel laoreet nunc, quis tristique ipsum. Fusce dictum, enim at maximus lacinia, leo orci sagittis nibh, non faucibus diam augue ut odio. Donec hendrerit sed augue ut interdum. Mauris et eros hendrerit, vulputate nisl in, porttitor metus. Donec lectus ex, tempus id sollicitudin id, vulputate vitae neque. Nulla malesuada erat orci.</text:p>
      <text:p text:style-name="P4">Interdum et malesuada fames ac ante ipsum primis in faucibus. Maecenas in diam purus. Integer tristique justo at lectus pretium ultrices. In porttitor dui in quam malesuada euismod. Donec vel lobortis elit. Aenean ultrices urna sed efficitur ultricies. Cras convallis dui pretium orci laoreet iaculis. Maecenas et risus nisl. Morbi sed cursus nisi. Fusce mauris magna, eleifend eget feugiat vitae, tincidunt sodales 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3T11:30:32.551424406</meta:creation-date>
    <dc:date>2015-10-23T11:32:04.390662693</dc:date>
    <meta:editing-duration>P0D</meta:editing-duration>
    <meta:editing-cycles>1</meta:editing-cycles>
    <meta:document-statistic meta:table-count="0" meta:image-count="0" meta:object-count="0" meta:page-count="2" meta:paragraph-count="16" meta:word-count="1020" meta:character-count="6798" meta:non-whitespace-character-count="5794"/>
    <meta:generator>LibreOffice/4.2.8.2$Linux_X86_64 LibreOffice_project/420m0$Build-2</meta:generator>
  </office:meta>
</office:document-meta>
</file>